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Standard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2.544cm"/>
    </style:style>
    <style:style style:name="gr7" style:family="graphic" style:parent-style-name="standard">
      <style:graphic-properties svg:stroke-color="#333333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style:font-name="Times New Roman" fo:font-size="16pt" style:font-size-asian="16pt" style:font-size-complex="16pt"/>
    </style:style>
    <style:style style:name="P5" style:family="paragraph">
      <style:text-properties style:font-name="Times New Roman" fo:font-weight="normal" style:font-weight-asian="normal" style:font-weight-complex="normal"/>
    </style:style>
    <style:style style:name="P6" style:family="paragraph">
      <style:paragraph-properties fo:text-align="center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text-position="-33% 58%" style:font-name="Times New Roman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text-position="0% 100%"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text-position="0% 100%"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6pt" style:font-name-asian="Liberation Sans1" style:font-size-asian="16pt" style:font-name-complex="Liberation Sans1" style:font-size-complex="16pt"/>
    </style:style>
    <style:style style:name="T7" style:family="text">
      <style:text-properties style:text-position="-33% 58%" style:font-name="Times New Roman" fo:font-size="16pt" style:font-name-asian="Liberation Sans1" style:font-size-asian="16pt" style:font-name-complex="Liberation Sans1" style:font-size-complex="16pt"/>
    </style:style>
    <style:style style:name="T8" style:family="text">
      <style:text-properties style:font-name="Times New Roman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9" style:family="text">
      <style:text-properties style:text-position="-33% 58%" style:font-name="Times New Roman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0" style:family="text">
      <style:text-properties style:font-name="Times New Roman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11" style:family="text">
      <style:text-properties style:font-name="Times New Roman" fo:font-weight="bold" style:font-name-asian="Liberation Sans1" style:font-weight-asian="bold" style:font-name-complex="Liberation Sans1" style:font-weight-complex="bold"/>
    </style:style>
    <style:style style:name="T12" style:family="text">
      <style:text-properties style:text-position="-33% 58%" style:font-name="Times New Roman" fo:font-weight="normal" style:font-name-asian="Liberation Sans1" style:font-weight-asian="normal" style:font-name-complex="Liberation Sans1" style:font-weight-complex="normal"/>
    </style:style>
    <style:style style:name="T13" style:family="text">
      <style:text-properties style:text-position="-33% 58%" style:font-name="Times New Roman" fo:font-size="16pt" style:font-size-asian="16pt" style:font-size-complex="16pt"/>
    </style:style>
    <style:style style:name="T14" style:family="text">
      <style:text-properties style:text-position="0% 100%" style:font-name="Times New Roman" fo:font-size="16pt" style:font-size-asian="16pt" style:font-size-complex="16pt"/>
    </style:style>
    <style:style style:name="T15" style:family="text">
      <style:text-properties style:text-position="0% 100%" style:font-name="Times New Roman" fo:font-size="16pt" fo:font-weight="bold" style:font-size-asian="16pt" style:font-weight-asian="bold" style:font-size-complex="16pt" style:font-weight-complex="bold"/>
    </style:style>
    <style:style style:name="T16" style:family="text">
      <style:text-properties style:text-position="-33% 58%" style:font-name="Times New Roman" fo:font-size="16pt" fo:font-weight="normal" style:font-size-asian="16pt" style:font-weight-asian="normal" style:font-size-complex="16pt" style:font-weight-complex="normal"/>
    </style:style>
    <style:style style:name="T17" style:family="text">
      <style:text-properties style:text-position="0% 100%" style:font-name="Times New Roman" fo:font-size="16pt" fo:font-weight="normal" style:font-size-asian="16pt" style:font-weight-asian="normal" style:font-size-complex="16pt" style:font-weight-complex="normal"/>
    </style:style>
    <style:style style:name="T18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text-position="0% 100%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text-position="-33% 58%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text-position="0% 100%" style:font-name="Times New Roman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22" style:family="text">
      <style:text-properties style:text-position="-33% 58%" style:font-name="Times New Roman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23" style:family="text">
      <style:text-properties style:text-position="0% 100%" style:font-name="Times New Roman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24" style:family="text">
      <style:text-properties style:font-name="Times New Roman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25" style:family="text">
      <style:text-properties style:text-position="0% 100%" style:font-name="Times New Roman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Times New Roman" fo:font-size="14pt" fo:font-weight="normal" style:font-name-asian="Liberation Sans1" style:font-size-asian="14pt" style:font-weight-asian="normal" style:font-name-complex="Liberation Sans1" style:font-size-complex="14pt" style:font-weight-complex="normal"/>
    </style:style>
    <style:style style:name="T27" style:family="text">
      <style:text-properties style:font-name="Times New Roman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28" style:family="text">
      <style:text-properties style:text-position="0% 100%" style:font-name="Times New Roman" fo:font-size="16pt" fo:font-weight="normal" style:font-name-asian="Liberation Sans1" style:font-size-asian="16pt" style:font-weight-asian="normal" style:font-name-complex="Liberation Sans1" style:font-size-complex="16pt" style:font-weight-complex="normal"/>
    </style:style>
    <style:style style:name="T29" style:family="text">
      <style:text-properties style:text-position="-33% 58%" style:font-name="Times New Roman" fo:font-size="14pt" fo:font-weight="bold" style:font-name-asian="Liberation Sans1" style:font-size-asian="14pt" style:font-weight-asian="bold" style:font-name-complex="Liberation Sans1" style:font-size-complex="14pt" style:font-weight-complex="bold"/>
    </style:style>
    <style:style style:name="T30" style:family="text">
      <style:text-properties style:text-position="0% 100%" style:font-name="Times New Roman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31" style:family="text">
      <style:text-properties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32" style:family="text">
      <style:text-properties style:text-position="0% 100%" style:font-name="Times New Roman1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33" style:family="text">
      <style:text-properties style:text-position="0% 100%" style:font-name="Times New Roman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4" style:family="text">
      <style:text-properties style:text-position="-33% 58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66cm" svg:height="4.067cm" svg:x="10.814cm" svg:y="1.767cm">
          <text:p text:style-name="P1"><text:span text:style-name="T1">Power Split Control System</text:span></text:p>
          <text:p text:style-name="P1"><text:span text:style-name="T2">P</text:span><text:span text:style-name="T3">CRS</text:span><text:span text:style-name="T4">(</text:span><text:span text:style-name="T5">x</text:span><text:span text:style-name="T3">t</text:span><text:span text:style-name="T5">,u</text:span><text:span text:style-name="T3">t</text:span><text:span text:style-name="T5">)= </text:span><text:span text:style-name="T4">P</text:span><text:span text:style-name="T3">ICE</text:span><text:span text:style-name="T4">(</text:span><text:span text:style-name="T5">x</text:span><text:span text:style-name="T3">t</text:span><text:span text:style-name="T5">,u</text:span><text:span text:style-name="T3">t)</text:span><text:span text:style-name="T4">+P</text:span><text:span text:style-name="T3">EM</text:span><text:span text:style-name="T4">(</text:span><text:span text:style-name="T5">x</text:span><text:span text:style-name="T3">t</text:span><text:span text:style-name="T5">,u</text:span><text:span text:style-name="T3">t</text:span><text:span text:style-name="T5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1.397cm" svg:height="1.397cm" svg:x="1.795cm" svg:y="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.192cm" svg:y1="3.794cm" svg:x2="4.302cm" svg:y2="3.779cm" draw:start-shape="id1" draw:start-glue-point="10" draw:end-shape="id2" draw:end-glue-point="3" svg:d="M3192 3794h555v-15h555" svg:viewBox="0 0 1111 16">
          <text:p/>
        </draw:connector>
        <draw:connector draw:style-name="gr3" draw:text-style-name="P3" draw:layer="layout" svg:x1="14.78cm" svg:y1="3.8cm" svg:x2="18.489cm" svg:y2="3.78cm" draw:start-shape="id3" draw:end-shape="id4" svg:d="M14780 3800h1855v-20h1854" svg:viewBox="0 0 3710 21">
          <text:p/>
        </draw:connector>
        <draw:connector draw:style-name="gr3" draw:text-style-name="P3" draw:layer="layout" svg:x1="20.472cm" svg:y1="5.304cm" svg:x2="20.477cm" svg:y2="7.198cm" draw:start-shape="id4" draw:end-shape="id5" draw:end-glue-point="0" svg:d="M20472 5304v947h5v947" svg:viewBox="0 0 6 1895">
          <text:p/>
        </draw:connector>
        <draw:connector draw:style-name="gr3" draw:text-style-name="P3" draw:layer="layout" svg:x1="17.686cm" svg:y1="11.133cm" svg:x2="15.954cm" svg:y2="11.123cm" draw:start-shape="id6" draw:start-glue-point="5" draw:end-shape="id7" draw:end-glue-point="1" svg:d="M17686 11133h-866v-10h-866" svg:viewBox="0 0 1733 11">
          <text:p/>
        </draw:connector>
        <draw:frame draw:style-name="gr4" draw:text-style-name="P4" draw:layer="layout" svg:width="5.357cm" svg:height="1.012cm" svg:x="20.284cm" svg:y="5.718cm">
          <draw:text-box>
            <text:p text:style-name="P4"><text:span text:style-name="T6"><text:s/></text:span><text:span text:style-name="T6">Λ</text:span><text:span text:style-name="T7">t-1</text:span><text:span text:style-name="T8">(x</text:span><text:span text:style-name="T9">t-1</text:span><text:span text:style-name="T10">,u</text:span><text:span text:style-name="T9">t-1</text:span><text:span text:style-name="T8">)</text:span></text:p>
          </draw:text-box>
        </draw:frame>
        <draw:frame draw:style-name="gr5" draw:text-style-name="P5" draw:layer="layout" svg:width="2.54cm" svg:height="1.139cm" svg:x="16.051cm" svg:y="5.12cm">
          <draw:text-box>
            <text:p text:style-name="P5"><text:span text:style-name="T11">u</text:span><text:span text:style-name="T12">t-1</text:span></text:p>
          </draw:text-box>
        </draw:frame>
        <draw:frame draw:style-name="gr5" draw:text-style-name="P6" draw:layer="layout" svg:width="2.54cm" svg:height="1.505cm" svg:x="15.351cm" svg:y="3.921cm">
          <draw:text-box>
            <text:p text:style-name="P6"><text:span text:style-name="T10">Control Signals</text:span></text:p>
          </draw:text-box>
        </draw:frame>
        <draw:connector draw:style-name="gr3" draw:text-style-name="P3" draw:layer="layout" svg:x1="11.606cm" svg:y1="11.123cm" svg:x2="9.562cm" svg:y2="11.127cm" draw:start-shape="id7" draw:start-glue-point="3" draw:end-shape="id8" draw:end-glue-point="1" svg:d="M11606 11123h-1022v4h-1022" svg:viewBox="0 0 2045 5">
          <text:p/>
        </draw:connector>
        <draw:frame draw:style-name="gr6" draw:text-style-name="P6" draw:layer="layout" svg:width="3.329cm" svg:height="2.794cm" svg:x="21.737cm" svg:y="9.636cm">
          <draw:text-box>
            <text:p text:style-name="P6"><text:span text:style-name="T10">No</text:span></text:p>
          </draw:text-box>
        </draw:frame>
        <draw:frame draw:style-name="gr5" draw:text-style-name="P6" draw:layer="layout" svg:width="3.048cm" svg:height="1.139cm" svg:x="15.351cm" svg:y="10.144cm">
          <draw:text-box>
            <text:p text:style-name="P6"><text:span text:style-name="T10">Yes</text:span></text:p>
          </draw:text-box>
        </draw:frame>
        <draw:custom-shape draw:style-name="gr1" draw:text-style-name="P2" xml:id="id4" draw:id="id4" draw:layer="layout" svg:width="3.966cm" svg:height="3.048cm" svg:x="18.489cm" svg:y="2.256cm">
          <text:p text:style-name="P1"><text:span text:style-name="T1">E</text:span><text:span text:style-name="T13">B</text:span><text:span text:style-name="T1"> State Dynamics f</text:span><text:span text:style-name="T14">(</text:span><text:span text:style-name="T15">x</text:span><text:span text:style-name="T16">t</text:span><text:span text:style-name="T17">,</text:span><text:span text:style-name="T15">u</text:span><text:span text:style-name="T16">t</text:span><text:span text:style-name="T14">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6" draw:id="id6" draw:layer="layout" svg:width="5.55cm" svg:height="3.356cm" svg:x="17.686cm" svg:y="9.455cm">
          <text:p text:style-name="P7"><text:span text:style-name="T18">Have all </text:span><text:span text:style-name="T19">E</text:span><text:span text:style-name="T20">B, t-1 </text:span><text:span text:style-name="T19">and </text:span><text:span text:style-name="T21">u</text:span><text:span text:style-name="T22">t-1</text:span><text:span text:style-name="T23"> values</text:span><text:span text:style-name="T18"> <text:s/>been us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7" xml:id="id5" draw:id="id5" draw:layer="layout" svg:width="5.715cm" svg:height="1.495cm" svg:x="17.62cm" svg:y="7.198cm">
          <text:p text:style-name="P7"><text:span text:style-name="T18">Loop through all possible predecessor </text:span><text:span text:style-name="T19">E</text:span><text:span text:style-name="T20">B, t-1 </text:span><text:span text:style-name="T19">and </text:span><text:span text:style-name="T21">u</text:span><text:span text:style-name="T22">t-1</text:span><text:span text:style-name="T23"> </text:span><text:span text:style-name="T1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0.477cm" svg:y1="8.693cm" svg:x2="20.461cm" svg:y2="9.455cm" draw:start-shape="id5" draw:start-glue-point="2" draw:end-shape="id6" draw:end-glue-point="4" svg:d="M20477 8693v381h-16v381" svg:viewBox="0 0 17 763">
          <text:p/>
        </draw:connector>
        <draw:connector draw:style-name="gr3" draw:text-style-name="P3" draw:layer="layout" draw:line-skew="1.841cm -0.011cm" svg:x1="23.236cm" svg:y1="11.133cm" svg:x2="12.797cm" svg:y2="1.767cm" draw:start-shape="id6" draw:start-glue-point="7" draw:end-shape="id3" draw:end-glue-point="0" svg:d="M23236 11133h2343v-9879h-12782v513" svg:viewBox="0 0 12783 9880">
          <text:p/>
        </draw:connector>
        <draw:custom-shape draw:style-name="gr7" draw:text-style-name="P2" xml:id="id7" draw:id="id7" draw:layer="layout" svg:width="4.348cm" svg:height="2.352cm" svg:x="11.606cm" svg:y="9.947cm">
          <text:p text:style-name="P2"><text:span text:style-name="T24">Save min </text:span><text:span text:style-name="T6">Λ</text:span><text:span text:style-name="T7">t-1</text:span></text:p>
          <text:p text:style-name="P2"><text:span text:style-name="T25">and corresponding</text:span></text:p>
          <text:p text:style-name="P2"><text:span text:style-name="T25"><text:s/></text:span><text:span text:style-name="T24">x</text:span><text:span text:style-name="T22">t-1</text:span><text:span text:style-name="T26">, </text:span><text:span text:style-name="T27">u</text:span><text:span text:style-name="T22">t-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8" draw:id="id8" draw:layer="layout" svg:width="4.826cm" svg:height="2.413cm" svg:x="4.736cm" svg:y="9.921cm">
          <text:p text:style-name="P2"><text:span text:style-name="T24"><text:s/></text:span><text:span text:style-name="T10">Λ</text:span><text:span text:style-name="T9">t</text:span><text:span text:style-name="T10">(</text:span><text:span text:style-name="T28">x</text:span><text:span text:style-name="T20">t</text:span><text:span text:style-name="T26">, </text:span><text:span text:style-name="T27">u</text:span><text:span text:style-name="T29">t</text:span><text:span text:style-name="T10">)</text:span><text:span text:style-name="T8"> </text:span><text:span text:style-name="T24"><text:s/>= min</text:span></text:p>
          <text:p text:style-name="P2"><text:span text:style-name="T1"><text:s/></text:span><text:span text:style-name="T1">(</text:span><text:span text:style-name="T6">Λ</text:span><text:span text:style-name="T7">t-1</text:span><text:span text:style-name="T10">(</text:span><text:span text:style-name="T30">x</text:span><text:span text:style-name="T20"> t-1</text:span><text:span text:style-name="T26">, </text:span><text:span text:style-name="T27">u</text:span><text:span text:style-name="T29">t-1</text:span><text:span text:style-name="T10">)</text:span><text:span text:style-name="T8"> </text:span></text:p>
          <text:p text:style-name="P2"><text:span text:style-name="T8">+ </text:span><text:span text:style-name="T31">Σ</text:span><text:span text:style-name="T32">(</text:span><text:span text:style-name="T28">Λ</text:span><text:span text:style-name="T33">(t_i : t-1)</text:span><text:span text:style-name="T28">))</text:span><text:span text:style-name="T3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2" draw:id="id2" draw:layer="layout" svg:width="5.715cm" svg:height="1.495cm" svg:x="4.302cm" svg:y="3.032cm">
          <text:p text:style-name="P7"><text:span text:style-name="T18">Loop through all possible current </text:span><text:span text:style-name="T19">E</text:span><text:span text:style-name="T20">B, t </text:span><text:span text:style-name="T19">and </text:span><text:span text:style-name="T21">u</text:span><text:span text:style-name="T22">t</text:span><text:span text:style-name="T23"> </text:span><text:span text:style-name="T18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0.017cm" svg:y1="3.779cm" svg:x2="10.814cm" svg:y2="3.8cm" draw:start-shape="id2" draw:start-glue-point="1" draw:end-shape="id3" draw:end-glue-point="3" svg:d="M10017 3779h398v21h399" svg:viewBox="0 0 798 22">
          <text:p/>
        </draw:connector>
        <draw:connector draw:style-name="gr3" draw:text-style-name="P3" draw:layer="layout" svg:x1="7.149cm" svg:y1="9.921cm" svg:x2="7.159cm" svg:y2="4.527cm" draw:start-shape="id8" draw:start-glue-point="0" draw:end-shape="id2" svg:d="M7149 9921v-2698h10v-2696" svg:viewBox="0 0 11 5395">
          <text:p/>
        </draw:connector>
        <draw:frame draw:style-name="gr4" draw:text-style-name="P4" draw:layer="layout" svg:width="5.357cm" svg:height="3.04cm" svg:x="5.445cm" svg:y="5.572cm">
          <draw:text-box>
            <text:p text:style-name="P2"><text:span text:style-name="T10">Λ</text:span><text:span text:style-name="T9">t</text:span><text:span text:style-name="T10">(</text:span><text:span text:style-name="T30">x</text:span><text:span text:style-name="T20">t</text:span><text:span text:style-name="T26">, </text:span><text:span text:style-name="T27">u</text:span><text:span text:style-name="T29">t</text:span><text:span text:style-name="T10">)</text:span></text:p>
            <text:p text:style-name="P2"><text:span text:style-name="T10">t=t+1</text:span></text:p>
            <text:p text:style-name="P2"><text:span text:style-name="T30">x</text:span><text:span text:style-name="T20">t </text:span><text:span text:style-name="T19">=</text:span><text:span text:style-name="T30">x</text:span><text:span text:style-name="T20">t-1</text:span></text:p>
            <text:p text:style-name="P2"><text:span text:style-name="T21">u</text:span><text:span text:style-name="T29">t </text:span><text:span text:style-name="T21">=u</text:span><text:span text:style-name="T22">t-1</text:span></text:p>
          </draw:text-box>
        </draw:frame>
        <draw:frame draw:style-name="gr4" draw:text-style-name="P4" draw:layer="layout" svg:width="5.357cm" svg:height="1.012cm" svg:x="20.285cm" svg:y="5.718cm">
          <draw:text-box>
            <text:p text:style-name="P4"><text:span text:style-name="T6"><text:s/></text:span><text:span text:style-name="T6">Λ</text:span><text:span text:style-name="T7">t-1</text:span><text:span text:style-name="T8">(x</text:span><text:span text:style-name="T9">t-1</text:span><text:span text:style-name="T10">,u</text:span><text:span text:style-name="T9">t-1</text:span><text:span text:style-name="T8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adornments="Standard" style:font-family-generic="roman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333333" draw:marker-start-width="0.432cm" draw:marker-end-width="0.432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ulef </meta:initial-creator>
    <meta:creation-date>2016-08-17T18:49:16.993496999</meta:creation-date>
    <dc:date>2016-08-17T21:12:18.104034568</dc:date>
    <dc:creator>kaulef </dc:creator>
    <meta:editing-duration>PT2H11M26S</meta:editing-duration>
    <meta:editing-cycles>9</meta:editing-cycles>
    <meta:generator>LibreOffice/4.2.8.2$Linux_X86_64 LibreOffice_project/420m0$Build-2</meta:generator>
    <meta:document-statistic meta:object-count="24"/>
  </office:meta>
</office:document-meta>
</file>